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font-name="Arial" fo:language="de" fo:country="DE" fo:font-weight="normal" officeooo:rsid="006e403a" officeooo:paragraph-rsid="001a00cf" style:font-weight-asian="normal" style:font-weight-complex="normal"/>
    </style:style>
    <style:style style:name="P2" style:family="paragraph" style:parent-style-name="Text_20_body">
      <style:text-properties style:font-name="Arial" fo:language="de" fo:country="DE" officeooo:rsid="0037dde6" officeooo:paragraph-rsid="001a00cf"/>
    </style:style>
    <style:style style:name="P3" style:family="paragraph" style:parent-style-name="Text_20_body">
      <style:text-properties style:font-name="Arial" fo:language="de" fo:country="DE" officeooo:rsid="004884e7" officeooo:paragraph-rsid="001a00cf"/>
    </style:style>
    <style:style style:name="P4" style:family="paragraph" style:parent-style-name="Text_20_body">
      <style:paragraph-properties fo:line-height="150%"/>
      <style:text-properties style:font-name="Arial" fo:language="de" fo:country="DE" fo:font-weight="bold" officeooo:rsid="002fe1d5" officeooo:paragraph-rsid="001a00cf" style:font-weight-asian="bold" style:font-weight-complex="bold"/>
    </style:style>
    <style:style style:name="P5" style:family="paragraph" style:parent-style-name="Text_20_body">
      <style:text-properties style:font-name="Arial" fo:language="de" fo:country="DE" officeooo:rsid="004df120" officeooo:paragraph-rsid="001a00cf"/>
    </style:style>
    <style:style style:name="P6" style:family="paragraph" style:parent-style-name="Text_20_body">
      <style:text-properties style:font-name="Arial" fo:language="de" fo:country="DE" officeooo:rsid="005c5048" officeooo:paragraph-rsid="001a00cf"/>
    </style:style>
    <style:style style:name="P7" style:family="paragraph" style:parent-style-name="Text_20_body">
      <style:text-properties style:font-name="Arial" fo:language="de" fo:country="DE" officeooo:rsid="006414b3" officeooo:paragraph-rsid="001a00cf"/>
    </style:style>
    <style:style style:name="P8" style:family="paragraph" style:parent-style-name="Text_20_body">
      <style:text-properties style:font-name="Arial" fo:language="de" fo:country="DE" officeooo:rsid="006e403a" officeooo:paragraph-rsid="001a00cf"/>
    </style:style>
    <style:style style:name="P9" style:family="paragraph" style:parent-style-name="Text_20_body">
      <style:text-properties officeooo:rsid="005904a8" officeooo:paragraph-rsid="001a00cf"/>
    </style:style>
    <style:style style:name="P10" style:family="paragraph" style:parent-style-name="Text_20_body">
      <style:text-properties officeooo:rsid="001c5f66" officeooo:paragraph-rsid="001c5f66"/>
    </style:style>
    <style:style style:name="P11" style:family="paragraph" style:parent-style-name="Text_20_body">
      <style:text-properties officeooo:paragraph-rsid="001a00cf"/>
    </style:style>
    <style:style style:name="P12" style:family="paragraph" style:parent-style-name="Text_20_body">
      <style:text-properties officeooo:rsid="00214ad3" officeooo:paragraph-rsid="0024227f"/>
    </style:style>
    <style:style style:name="P13" style:family="paragraph" style:parent-style-name="Text_20_body">
      <style:text-properties officeooo:rsid="002444c9" officeooo:paragraph-rsid="002444c9"/>
    </style:style>
    <style:style style:name="P14" style:family="paragraph" style:parent-style-name="Text_20_body">
      <style:text-properties officeooo:rsid="002cfed8" officeooo:paragraph-rsid="002cfed8"/>
    </style:style>
    <style:style style:name="P15" style:family="paragraph" style:parent-style-name="Text_20_body">
      <style:text-properties officeooo:rsid="00317290" officeooo:paragraph-rsid="003367e4"/>
    </style:style>
    <style:style style:name="P16" style:family="paragraph" style:parent-style-name="Text_20_body">
      <style:text-properties officeooo:rsid="00355dcb" officeooo:paragraph-rsid="00355dcb"/>
    </style:style>
    <style:style style:name="P17" style:family="paragraph" style:parent-style-name="Text_20_body">
      <style:text-properties officeooo:rsid="00355dcb" officeooo:paragraph-rsid="0038792b"/>
    </style:style>
    <style:style style:name="P18" style:family="paragraph" style:parent-style-name="Text_20_body">
      <style:text-properties officeooo:rsid="0039e62f" officeooo:paragraph-rsid="0039e62f"/>
    </style:style>
    <style:style style:name="P19" style:family="paragraph" style:parent-style-name="Header_20_right">
      <style:paragraph-properties fo:text-align="end" style:justify-single-word="false"/>
      <style:text-properties style:font-name="Arial" fo:font-size="10pt" style:font-size-asian="10pt" style:font-size-complex="10pt"/>
    </style:style>
    <style:style style:name="P20" style:family="paragraph" style:parent-style-name="Heading_20_2">
      <style:paragraph-properties fo:break-before="page"/>
    </style:style>
    <style:style style:name="P21" style:family="paragraph" style:parent-style-name="Footer">
      <style:paragraph-properties fo:text-align="end" style:justify-single-word="false"/>
      <style:text-properties style:font-name="Arial"/>
    </style:style>
    <style:style style:name="P22" style:family="paragraph" style:parent-style-name="Footer">
      <style:paragraph-properties fo:text-align="end" style:justify-single-word="false"/>
      <style:text-properties style:font-name="Arial" fo:language="de" fo:country="DE"/>
    </style:style>
    <style:style style:name="P23"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24" style:family="paragraph" style:parent-style-name="Text_20_body" style:list-style-name="L1">
      <style:text-properties style:font-name="Arial" fo:language="de" fo:country="DE" fo:font-weight="bold" officeooo:rsid="002c83dc" officeooo:paragraph-rsid="001a00cf" style:font-weight-asian="bold" style:font-weight-complex="bold"/>
    </style:style>
    <style:style style:name="P25" style:family="paragraph" style:parent-style-name="Text_20_body" style:list-style-name="L1">
      <style:text-properties style:font-name="Arial" fo:language="de" fo:country="DE" fo:font-weight="bold" officeooo:rsid="003c0d2f" officeooo:paragraph-rsid="001a00cf" style:font-weight-asian="bold" style:font-weight-complex="bold"/>
    </style:style>
    <style:style style:name="P26" style:family="paragraph" style:parent-style-name="Text_20_body" style:list-style-name="L1">
      <style:text-properties style:font-name="Arial" fo:language="de" fo:country="DE" fo:font-weight="bold" officeooo:rsid="00324cb5" officeooo:paragraph-rsid="001a00cf" style:font-weight-asian="bold" style:font-weight-complex="bold"/>
    </style:style>
    <style:style style:name="P27" style:family="paragraph" style:parent-style-name="Text_20_body" style:list-style-name="L1">
      <style:text-properties fo:font-weight="bold" officeooo:rsid="002c83dc" officeooo:paragraph-rsid="001a00cf" style:font-weight-asian="bold" style:font-weight-complex="bold"/>
    </style:style>
    <style:style style:name="P28" style:family="paragraph" style:parent-style-name="Text_20_body">
      <style:text-properties officeooo:rsid="0038792b" officeooo:paragraph-rsid="0038792b"/>
    </style:style>
    <style:style style:name="P29" style:family="paragraph" style:parent-style-name="Text_20_body" style:list-style-name="L1">
      <style:paragraph-properties fo:break-before="page"/>
      <style:text-properties style:font-name="Arial" fo:language="de" fo:country="DE" fo:font-weight="bold" officeooo:rsid="002fe1d5" officeooo:paragraph-rsid="001a00cf" style:font-weight-asian="bold" style:font-weight-complex="bold"/>
    </style:style>
    <style:style style:name="P30" style:family="paragraph" style:parent-style-name="Text_20_body" style:list-style-name="L1" style:master-page-name="">
      <style:paragraph-properties style:page-number="auto" fo:break-before="auto" fo:break-after="auto"/>
      <style:text-properties style:font-name="Arial" fo:language="de" fo:country="DE" fo:font-weight="bold" officeooo:rsid="0071e14b" officeooo:paragraph-rsid="001a00cf" style:font-weight-asian="bold" style:font-weight-complex="bold"/>
    </style:style>
    <style:style style:name="P31" style:family="paragraph" style:parent-style-name="Heading_20_1" style:list-style-nam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paragraph-rsid="00187f78"/>
    </style:style>
    <style:style style:name="T1" style:family="text">
      <style:text-properties style:font-name="Arial" fo:language="de" fo:country="DE"/>
    </style:style>
    <style:style style:name="T2" style:family="text">
      <style:text-properties style:font-name="Arial" fo:language="de" fo:country="DE" fo:font-weight="normal" officeooo:rsid="006e403a" style:font-weight-asian="normal" style:font-weight-complex="normal"/>
    </style:style>
    <style:style style:name="T3" style:family="text">
      <style:text-properties style:font-name="Arial" fo:language="de" fo:country="DE" fo:font-weight="normal" officeooo:rsid="0071a0f4" style:font-weight-asian="normal" style:font-weight-complex="normal"/>
    </style:style>
    <style:style style:name="T4" style:family="text">
      <style:text-properties style:font-name="Arial" fo:language="de" fo:country="DE" fo:font-weight="normal" officeooo:rsid="007212fa" style:font-weight-asian="normal" style:font-weight-complex="normal"/>
    </style:style>
    <style:style style:name="T5" style:family="text">
      <style:text-properties style:font-name="Arial" fo:language="de" fo:country="DE" officeooo:rsid="001fca1c"/>
    </style:style>
    <style:style style:name="T6" style:family="text">
      <style:text-properties style:font-name="Arial" fo:language="de" fo:country="DE" officeooo:rsid="0037dde6"/>
    </style:style>
    <style:style style:name="T7" style:family="text">
      <style:text-properties style:font-name="Arial" fo:language="de" fo:country="DE" officeooo:rsid="002eee78"/>
    </style:style>
    <style:style style:name="T8" style:family="text">
      <style:text-properties style:font-name="Arial" fo:language="de" fo:country="DE" officeooo:rsid="005c5048"/>
    </style:style>
    <style:style style:name="T9" style:family="text">
      <style:text-properties officeooo:rsid="004bd3d1"/>
    </style:style>
    <style:style style:name="T10" style:family="text">
      <style:text-properties officeooo:rsid="004a1267"/>
    </style:style>
    <style:style style:name="T11" style:family="text">
      <style:text-properties officeooo:rsid="004f2a99"/>
    </style:style>
    <style:style style:name="T12" style:family="text">
      <style:text-properties officeooo:rsid="005d8ecc"/>
    </style:style>
    <style:style style:name="T13" style:family="text">
      <style:text-properties officeooo:rsid="005e2c9f"/>
    </style:style>
    <style:style style:name="T14" style:family="text">
      <style:text-properties officeooo:rsid="005e184f"/>
    </style:style>
    <style:style style:name="T15" style:family="text">
      <style:text-properties officeooo:rsid="005ecb57"/>
    </style:style>
    <style:style style:name="T16" style:family="text">
      <style:text-properties officeooo:rsid="007298e0"/>
    </style:style>
    <style:style style:name="T17" style:family="text">
      <style:text-properties officeooo:rsid="00681702"/>
    </style:style>
    <style:style style:name="T18" style:family="text">
      <style:text-properties officeooo:rsid="006ba44e"/>
    </style:style>
    <style:style style:name="T19" style:family="text">
      <style:text-properties officeooo:rsid="0073c94e"/>
    </style:style>
    <style:style style:name="T20" style:family="text">
      <style:text-properties officeooo:rsid="001c8332"/>
    </style:style>
    <style:style style:name="T21" style:family="text">
      <style:text-properties officeooo:rsid="001d1cc8"/>
    </style:style>
    <style:style style:name="T22" style:family="text">
      <style:text-properties officeooo:rsid="001ddd91"/>
    </style:style>
    <style:style style:name="T23" style:family="text">
      <style:text-properties officeooo:rsid="001e25ea"/>
    </style:style>
    <style:style style:name="T24" style:family="text">
      <style:text-properties officeooo:rsid="0024227f"/>
    </style:style>
    <style:style style:name="T25" style:family="text">
      <style:text-properties officeooo:rsid="002553fd"/>
    </style:style>
    <style:style style:name="T26" style:family="text">
      <style:text-properties officeooo:rsid="0025a400"/>
    </style:style>
    <style:style style:name="T27" style:family="text">
      <style:text-properties officeooo:rsid="002f1ee1"/>
    </style:style>
    <style:style style:name="T28" style:family="text">
      <style:text-properties officeooo:rsid="003367e4"/>
    </style:style>
    <style:style style:name="T29" style:family="text">
      <style:text-properties officeooo:rsid="0036448b"/>
    </style:style>
    <style:style style:name="T30" style:family="text">
      <style:text-properties officeooo:rsid="003832f2"/>
    </style:style>
    <style:style style:name="T31" style:family="text">
      <style:text-properties officeooo:rsid="003ace80"/>
    </style:style>
    <style:style style:name="T32" style:family="text">
      <style:text-properties officeooo:rsid="003c2274"/>
    </style:style>
    <style:style style:name="T33" style:family="text">
      <style:text-properties officeooo:rsid="003ef258"/>
    </style:style>
    <text:list-style style:name="L1"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5">F</text:span><text:span text:style-name="T1">orschungsfrag</text:span><text:span text:style-name="T6">e</text:span></text:h>
      <text:p text:style-name="P2">Was kann getan werden, um Webseiten möglichst barrierearm zu gestalten?</text:p>
      <text:p text:style-name="P3">Aus den voran gegangenen Kapiteln ergibt sich, dass bereits bei der Planung einer Webseite mögliche Barrieren erkannt und ausgemerzt werden sollten. Beim Implementieren muss auf die zuvor genannten Kriterien geachtet werden (Kapitel 4.2 Determination Kriterien Barrierefreiheit). <text:span text:style-name="T9">Drupal achtet bereits auf Barrierefreiheit, doch auch diese ist noch nicht zur Gänze ausgeschöpft und benötigt weitere Arbeit.</text:span> </text:p>
      <text:p text:style-name="P3">Um eine Webseite barrierefrei zu halten bzw. barrierearm zu gestalten, sollten Tests mit eingeschränkten Anwender<text:span text:style-name="T10">n</text:span> vorgenommen werden. Durch das gewonnene Feedback können Probleme behoben und die Barrierefreiheit der Webseite an das Maximum angenähert werden. <text:span text:style-name="T9">Eine komplett barrierefreie Webseite liegt nicht im Bereich des Möglichen, da die Nutzergruppe einer Webseite aus unterschiedlichen Menschen mit unterschiedlichen Anforderungen besteht. </text:span></text:p>
      <text:h text:style-name="P31" text:outline-level="1"/>
      <text:h text:style-name="P32" text:outline-level="1">Hypothesen</text:h>
      <text:p text:style-name="P10">Die zu Beginn aufgestellten Hypothesen werden im Folgenden, anhand der <text:span text:style-name="T21">vorangegangenen</text:span> Diskussion <text:span text:style-name="T21">der einzelnen Kapitel, </text:span>verifiziert <text:span text:style-name="T20">bzw. falsifiziert</text:span>.</text:p>
      <text:list xml:id="list277002068" text:style-name="L1">
        <text:list-item>
          <text:p text:style-name="P24">Menschen mit Behinderung haben es schwer, sich auf Webseiten zurechtzufinden.</text:p>
        </text:list-item>
      </text:list>
      <text:p text:style-name="P5">Hypothese H0 konnte nur teilweise bestätigt werden. Aufgrund der oftmals fehlenden Überschriftenstruktur und der verschachtelten Navigation bzw. dem unstrukturierten HTML von Webseiten ist es oft schwer für sehbehinderte Nutzer die Orientierung zu behalten. Dies resultiert aus der benötigten Benutzung des Screenreaders. <text:span text:style-name="T11">Dies gilt ebenso für Menschen mit Lernstörung oder ältere, wenig technikaffine Menschen. Sind die Texte, bzw. Navigation der Webseite zu kompliziert benannt, fällt es ihnen schwer auf Anhieb zu verstehen, welche Konsequenzen der Klick auf bestimmte Elemente hat. Lediglich körperlich eingeschränkte Personen verstehen meist die Webseite, haben bloß Schwierigkeiten dabei zu navigieren, wenn beispielsweise Links sehr klein gehalten sind. Durch die Einschränkung der fein-motorischen Fähigkeiten fällt es schwer, kleine Bereiche genau anzusteuern. Die Hypothese ist also zu allgemein gefasst und kann deshalb nicht vollständig falsifiziert oder bestätigt werden.</text:span></text:p>
      <text:list xml:id="list121708047329311" text:continue-numbering="true" text:style-name="L1">
        <text:list-item>
          <text:p text:style-name="P27"><text:span text:style-name="T1">Menschen mit Sehbehinderung wissen nicht, wo sich einzelne Elemente </text:span><text:span text:style-name="T7">der Webseite </text:span><text:span text:style-name="T1">explizit befinden.</text:span></text:p>
        </text:list-item>
      </text:list>
      <text:p text:style-name="P9"><text:span text:style-name="T1">Hypothese H1 </text:span><text:span text:style-name="T8">konnte</text:span><text:span text:style-name="T1"> nur teilweise bestätigt werden. Wird davon ausgegangen, dass der Nutzer mit Hilfe eines Screenreader navigiert, kann diese Aussage bestätigt werden. Da sich der Screenreader am HTML der Webseite orientiert, kann ein Mensch mit Sehbehinderung nur Aussagen darüber treffen, ob sich ein Element vor oder nach einem anderen Element exisitert. Genaue Aussagen darüber wo sich ein Element optisch auf der Webseite befindet, können so nicht getroffen werden. Wird davon ausgangenen, dass der Nutzer mit Hilfe eines </text:span><text:soft-page-break/><text:span text:style-name="T1">Touchscreens und VoiceOver navigiert, kann diese Aussage falsifiziert werden. Durch die Orientierung mit dem Finger kann ein Mensch mit Sehbehinderung Aussagen darüber treffen wo sich ein Element optisch auf dem Bildschirm befindet.</text:span></text:p>
      <text:list xml:id="list121708150613259" text:continue-numbering="true" text:style-name="L1">
        <text:list-item>
          <text:p text:style-name="P25">Menschen mit Behinderung bedienen ihre Geräte meist mit der Tastatur.</text:p>
        </text:list-item>
      </text:list>
      <text:p text:style-name="P6">Hypothese H2 <text:span text:style-name="T12">konnte</text:span> falsifiziert werden. Menschen mit Behinderung stehen weitaus mehr Hi<text:span text:style-name="T13">l</text:span>fsmitte<text:span text:style-name="T14">l</text:span> zur Verfügung als die Tastatur. <text:span text:style-name="T15">Sehbehinderte Personen können beispielsweise per Touchscreen navigieren oder die Braille-Zeile verwenden. Körperlich eingeschränkte Menschen können bei schwerer Beeinträchtigung keine Tastatur benutzen und müssen auf die Steuerung per Blasrohr zurückgreifen, oder bei leichten Beeinträchtigungen auf die Steuerung per Trackball-Maus. Alternativ kann per Sprachsteuerung navigiert werden, dies benötigt jedoch ausgiebiges Training der Software. Die Asrüstung für die Steuerung per Eye-Tracking ist momentan für den Durchschnittsnutzer noch zu teuer.</text:span></text:p>
      <text:list xml:id="list121708285720384" text:continue-numbering="true" text:style-name="L1">
        <text:list-item>
          <text:p text:style-name="P24">Nicht alle Elemente einer Webseite können mit der Tastatur erreicht werden.</text:p>
        </text:list-item>
      </text:list>
      <text:p text:style-name="P7">Hypothese H3 <text:span text:style-name="T16">konnte</text:span> nur teilweise bestätigt werden. Hierbei kommt es auf den HTML Aufbau der Webseite an <text:span text:style-name="T17">und den Kontext</text:span>. <text:span text:style-name="T17">Ist eine Webseite komplett per Hand gebaut, kann es sein, dass die Entwickler ein Feld so bauen, dass nicht mehr per Tastatur erreichbar ist. Im</text:span> Drupal <text:span text:style-name="T18">Kontext</text:span> sind standardmäßig alle gerenderten Felder per Tastatur zu erreichen. </text:p>
      <text:p text:style-name="P4"/>
      <text:list xml:id="list121708619360474" text:continue-numbering="true" text:style-name="L1">
        <text:list-item>
          <text:p text:style-name="P29">Drupal ist i<text:span text:style-name="T23">m</text:span> Vergleich zu anderen Content-Management-Systemen barrierearm.</text:p>
        </text:list-item>
      </text:list>
      <text:p text:style-name="P8">Hypothese H4 <text:span text:style-name="T19">konnte</text:span> <text:span text:style-name="T22">teilweise bestätigt werden. Drupal hat zwischen den einzelnen Mayor-Releases von Drupal 7 und Drupal 8 zahlrreiche Barrieren eliminiert. Nach der Aussage des Experte Dennis Westphal sind jedoch noch Barrieren vorhanden. Ein Beispiel hierfür ist der WYSIWYG-Editor, der kein Feedback an den Screenreader gibt. Wordpress und TYPO3 bieten, ähnlich wie Drupal, zusätzliche Module/Erweiterungen/Extensions an, welche bestimmte Barrieren aushebeln sollen. Alle drei CMS-Communities arbeiten an der Aufnahme dieser Funktionen in das Kern-System. Eine fundierte Aussage über den Stand der Barrierefreiheit dieser CMS ist dementsprechend nicht möglich.</text:span></text:p>
      <text:list xml:id="list121709105274051" text:continue-numbering="true" text:style-name="L1">
        <text:list-item>
          <text:p text:style-name="P26">Für Menschen mit Behinderung ist es schwer, schnell an Informationen zu gelangen.</text:p>
        </text:list-item>
      </text:list>
      <text:p text:style-name="P1">Hypothese H<text:span text:style-name="T19">5</text:span> <text:span text:style-name="T19">konnte teilweise bestätigt werden. Nach Befragung des Experten Dennis Westphal wurde festgestellt, dass über Apps oder anderen Dienste schnell Informationen eingeholt werden können. Es ist jedoch davon auszugehen, dass beispielsweise körperlich eingeschränkte Menschen durch Navigation per Blasrohr oder Trackingball-Maus mehr Zeit brauchen, um zu den Informationen zu gelangen, die sie benötigen. </text:span></text:p>
      <text:list xml:id="list121707923049702" text:continue-numbering="true" text:style-name="L1">
        <text:list-item>
          <text:p text:style-name="P30">CAPTCHAs stellen eine große Hürde dar.</text:p>
        </text:list-item>
      </text:list>
      <text:p text:style-name="P11"><text:span text:style-name="T2">Hypothese H6 konnte bestätigt werden. Sowohl Lieraturquellen, als auch der befragte Experte konnten bestätigen, dass CAPTCHAs eine große Hürde im Internet darstellen. Dies begründet sich in darin, dass nur ein </text:span><text:span text:style-name="T3">Sinneskanal</text:span><text:span text:style-name="T2"> bedient wird. Oftmals ist dies der visuelle Kanal, selten der auditive Kanal. <text:s/>CAPTCHAs die den auditiven Kanal bedienen sind oftmals wenig verständlich und nicht zu lösen </text:span><text:span text:style-name="T4">wohingegen CAPTCHAs die den visuellen Sinneskanal bedienen oftmals eine hohe Einstiegshürde besitzen, da automatisierte Angriffe abgewehrt werden sollen. </text:span></text:p>
      <text:h text:style-name="P33" text:outline-level="1">Fazit</text:h>
      <text:p text:style-name="P12">In dieser Arbeit wurde untersucht, welche Kriterien eingehalten werden müssen, um eine möglichst barrierearme Webseite zur Verfügung zu stellen. <text:span text:style-name="T24">Im Zuge der Untersuchung ergab sich, dass</text:span> eine vollständig barrierefreie Webseite nicht erreicht werden kann. </text:p>
      <text:p text:style-name="P13">Bei der Planung, Implentierung und anschließenden iterativen Wartung von Webprojekten, sollte stets auf die Barrierefreiheit geachtet werden. Hierfür ist strukturiertes HTML unerlässlich. Die<text:span text:style-name="T25">se</text:span> sollte ni<text:span text:style-name="T25">c</text:span>ht zu Gunsten der Optik restrukturiert werden. <text:span text:style-name="T26">Des Weiteren sollten für Bilder immer sinnvolle Alt-Texte vorhanden sein, die dem Nutzer Auskunft über den Bildinhalt geben. CAPTCHAs sind nach Möglichkeit zu vermeiden, da sie Barrieren für alle Nutzer schaffen. Bei der Gestaltung einer Webseite ist auf hohe Kontraste zu achten (mindestens 4.5:1, bei großem Text 3:1), um die Leserlichkeit der Inhalte zu gewährleisten. Jede Information der Webseite sollte über mehrere Sinneskanäle ausgegeben werden, um sicherzustellen, dass diese für einzelnen Nutzergruppen nicht verloren gehen. Für eingeschränkte Nutzergruppen ist es außerdem unerlässlich, dass die Navigation per Tastatur möglich ist.</text:span></text:p>
      <text:p text:style-name="P14">Anhand der Forschung wurden bereits erfasste Probleme der eingeschränkten Nutzergruppen zusammengetragen und Gegenmaßnahmen formuliert. Defizite in der Forschung liegen bei der Anzahl von Experten die befragt wurden. Durch die einseitigen Einblicke, konnten nur die Befunde für sehbehinderte Nutzergruppen validiert werden. <text:span text:style-name="T27">Die erfassten Ergebnisse gelten lediglich im Web-Bereich, für andere Bereiche wie beispielsweise Print, müssen neue Kriterien determiniert werden.</text:span></text:p>
      <text:p text:style-name="P14"/>
      <text:p text:style-name="P14"/>
      <text:h text:style-name="P20" text:outline-level="2">Handlungsempfehlung</text:h>
      <text:p text:style-name="P18">Um <text:span text:style-name="T32">bereits bestehende </text:span>Webseiten barrierearmer zu gestalten, sollten die zuvor diskutierten und validierten Kriterien beachtet und umgesetzt werden. Für gegenwärtige Projekte empfiehlt es sich, einen Relaunch unter Drupal 8 zu planen der alle Maßnahmen beinhaltet um diese Kriterien zu erfüllen. </text:p>
      <text:p text:style-name="P18">Schon beim Beginn der Planung von zukünftigen Projekten sollten barrierefreie Features berücksichtigt und eingeplant werden. Dies ist auch gegenüber dem Ku<text:span text:style-name="T31">n</text:span>den zu kommunizieren. <text:span text:style-name="T31">Damit diese Features zu Beginn eines Projektes nicht neu implementiert werden müssen, empfiehlt es sich eine Vorlage zu entwickeln, die diese Features bereits enthält. Aus dieser Vorlage kann im Anschluss ein individuelles Setup für die verschiedenen Kunden erstellt werden. Des Weiteren sollte ein Mitarbeiter der Firma die Hauptverantwortung für die Kontrolle der Barrierefreiheit erhalten und Sorge tragen, dass diese auch von betroffenen Nutzern validiert werden. </text:span></text:p>
      <text:p text:style-name="P18"/>
      <text:h text:style-name="P20" text:outline-level="2"><text:bookmark-start text:name="__RefHeading___Toc416_2091567512"/>Ausblick<text:bookmark-end text:name="__RefHeading___Toc416_2091567512"/></text:h>
      <text:p text:style-name="P15">Die Ergebnisse die im Zyklus der Grounded Theory erfasst wurden, können lediglich als Grundlage dienen. Um vollständig validierte Kriterien zu erhalten sollten in einem weiteren Zyklus mehr Experten befragt werden. Diese sollten Wissen in Gebieten wie kognitive Störungen oder körperliche Einschränkungen aufweisen. </text:p>
      <text:p text:style-name="P15">Des Weiteren sollten Usability-Tests mit eingeschränkten Nutzergruppen durchgeführt werden um Barrieren, die nicht determiniert wurden, aufzudecken. <text:span text:style-name="T28">Diese müssen ebenfalls validiert werden. Anschließende Forschungen sollten sich die vollständige Erfassung aller Barrieren, sowie die Entwicklung von Coding Standards zum Ziel setzen. </text:span></text:p>
      <text:p text:style-name="P16">In der Drupal Community haben sich bereits ambitionierte Teams zusammengeschlossen, um die Barrierefreiheit von Drupal zu gewährleisten. Jedoch gibt es auch Einzelpersonen, die sich dem Ideal der Barrierefreiheit verschrieben haben und nach einem bessere<text:span text:style-name="T29">n</text:span> Drupal streben. </text:p>
      <text:p text:style-name="P17">Die Aufbereitung dieser Barriere<text:span text:style-name="T33">n</text:span> und mögliche<text:span text:style-name="T30">r</text:span> Lösungen kann jedoch nicht von Einzelpersonen bewältigt werden. Mit der Gründung von Initativen ist ein Schritt in die richtige Richtung getan. </text:p>
      <text:p text:style-name="P28">Egal ob Entwickler, Projektmanager oder Designer, jeder kann helfen das Internet barrierefreier zu gestalten.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4</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09T12:17:06.839568316</dc:date>
    <dc:creator>Janet Lehmann</dc:creator>
    <meta:editing-duration>PT1H36M58S</meta:editing-duration>
    <meta:editing-cycles>44</meta:editing-cycles>
    <meta:generator>LibreOffice/6.0.6.2$MacOSX_X86_64 LibreOffice_project/0c292870b25a325b5ed35f6b45599d2ea4458e77</meta:generator>
    <meta:document-statistic meta:table-count="0" meta:image-count="0" meta:object-count="0" meta:page-count="7" meta:paragraph-count="38" meta:word-count="1325" meta:character-count="9906" meta:non-whitespace-character-count="8617"/>
    <meta:template xlink:type="simple" xlink:actuate="onRequest" xlink:title="" xlink:href="../Bachelorarbeit_Master.odm" meta:date="2018-08-09T12:16:49.682429143"/>
  </office:meta>
</office:document-meta>
</file>